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91ead" officeooo:paragraph-rsid="00191ea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officeooo:rsid="0019b682" officeooo:paragraph-rsid="0019b682" style:font-weight-asian="normal" style:font-weight-complex="normal"/>
    </style:style>
    <style:style style:name="P4" style:family="paragraph" style:parent-style-name="Standard">
      <style:paragraph-properties fo:text-align="start" style:justify-single-word="false"/>
      <style:text-properties fo:font-weight="normal" officeooo:rsid="0019b682" officeooo:paragraph-rsid="00244d33" style:font-weight-asian="normal" style:font-weight-complex="normal"/>
    </style:style>
    <style:style style:name="P5" style:family="paragraph" style:parent-style-name="Standard">
      <style:paragraph-properties fo:text-align="start" style:justify-single-word="false"/>
      <style:text-properties fo:font-weight="normal" officeooo:rsid="0019b682" officeooo:paragraph-rsid="00316b92" style:font-weight-asian="normal" style:font-weight-complex="normal"/>
    </style:style>
    <style:style style:name="P6" style:family="paragraph" style:parent-style-name="Standard">
      <style:paragraph-properties fo:text-align="justify" style:justify-single-word="false"/>
      <style:text-properties fo:font-weight="normal" officeooo:rsid="002164a3" officeooo:paragraph-rsid="0025c948" style:font-weight-asian="normal" style:font-weight-complex="normal"/>
    </style:style>
    <style:style style:name="P7" style:family="paragraph" style:parent-style-name="Standard">
      <style:paragraph-properties fo:text-align="justify" style:justify-single-word="false"/>
      <style:text-properties fo:font-weight="normal" officeooo:rsid="002164a3" officeooo:paragraph-rsid="0025ecba" style:font-weight-asian="normal" style:font-weight-complex="normal"/>
    </style:style>
    <style:style style:name="P8" style:family="paragraph" style:parent-style-name="Standard">
      <style:paragraph-properties fo:text-align="justify" style:justify-single-word="false"/>
      <style:text-properties fo:font-weight="normal" officeooo:rsid="0025ecba" officeooo:paragraph-rsid="0025ecba" style:font-weight-asian="normal" style:font-weight-complex="normal"/>
    </style:style>
    <style:style style:name="P9" style:family="paragraph" style:parent-style-name="Standard">
      <style:paragraph-properties fo:text-align="justify" style:justify-single-word="false"/>
      <style:text-properties fo:font-weight="normal" officeooo:rsid="0026a08e" officeooo:paragraph-rsid="0027a41a" style:font-weight-asian="normal" style:font-weight-complex="normal"/>
    </style:style>
    <style:style style:name="P10" style:family="paragraph" style:parent-style-name="Standard">
      <style:paragraph-properties fo:text-align="justify" style:justify-single-word="false"/>
      <style:text-properties fo:font-weight="normal" officeooo:rsid="0027e11d" officeooo:paragraph-rsid="002b3e10" style:font-weight-asian="normal" style:font-weight-complex="normal"/>
    </style:style>
    <style:style style:name="P11" style:family="paragraph" style:parent-style-name="Standard">
      <style:paragraph-properties fo:text-align="justify" style:justify-single-word="false"/>
      <style:text-properties fo:font-weight="normal" officeooo:rsid="002b3e10" officeooo:paragraph-rsid="002b3e10" style:font-weight-asian="normal" style:font-weight-complex="normal"/>
    </style:style>
    <style:style style:name="P12" style:family="paragraph" style:parent-style-name="Standard">
      <style:paragraph-properties fo:text-align="justify" style:justify-single-word="false"/>
      <style:text-properties fo:font-weight="normal" officeooo:rsid="002bfece" officeooo:paragraph-rsid="002dd345" style:font-weight-asian="normal" style:font-weight-complex="normal"/>
    </style:style>
    <style:style style:name="P13" style:family="paragraph" style:parent-style-name="Standard">
      <style:paragraph-properties fo:text-align="justify" style:justify-single-word="false"/>
      <style:text-properties fo:font-weight="normal" officeooo:rsid="002bfece" officeooo:paragraph-rsid="002fd80e" style:font-weight-asian="normal" style:font-weight-complex="normal"/>
    </style:style>
    <style:style style:name="P14" style:family="paragraph" style:parent-style-name="Standard">
      <style:paragraph-properties fo:text-align="justify" style:justify-single-word="false"/>
      <style:text-properties fo:font-weight="normal" officeooo:rsid="003367d2" officeooo:paragraph-rsid="003367d2" style:font-weight-asian="normal" style:font-weight-complex="normal"/>
    </style:style>
    <style:style style:name="P15" style:family="paragraph" style:parent-style-name="Standard">
      <style:paragraph-properties fo:text-align="start" style:justify-single-word="false"/>
      <style:text-properties fo:font-size="14pt" fo:font-weight="bold" officeooo:rsid="0019b682" officeooo:paragraph-rsid="00316b92"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350ad7" officeooo:paragraph-rsid="00350ad7"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350ad7" officeooo:paragraph-rsid="00372fe4"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350ad7" officeooo:paragraph-rsid="003adf28"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tyle="italic" fo:font-weight="normal" officeooo:rsid="0032a051" officeooo:paragraph-rsid="0032a051"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font-size="12pt" fo:font-weight="normal" officeooo:rsid="002bfece" officeooo:paragraph-rsid="003c3d0d"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3c3d0d" officeooo:paragraph-rsid="003c3d0d" style:font-size-asian="12pt" style:font-weight-asian="normal" style:font-size-complex="12pt" style:font-weight-complex="normal"/>
    </style:style>
    <style:style style:name="T1" style:family="text">
      <style:text-properties officeooo:rsid="00191ead"/>
    </style:style>
    <style:style style:name="T2" style:family="text">
      <style:text-properties officeooo:rsid="001b9821"/>
    </style:style>
    <style:style style:name="T3" style:family="text">
      <style:text-properties officeooo:rsid="002164a3"/>
    </style:style>
    <style:style style:name="T4" style:family="text">
      <style:text-properties officeooo:rsid="00233c34"/>
    </style:style>
    <style:style style:name="T5" style:family="text">
      <style:text-properties officeooo:rsid="0025c948"/>
    </style:style>
    <style:style style:name="T6" style:family="text">
      <style:text-properties officeooo:rsid="0025ecba"/>
    </style:style>
    <style:style style:name="T7" style:family="text">
      <style:text-properties officeooo:rsid="0026a08e"/>
    </style:style>
    <style:style style:name="T8" style:family="text">
      <style:text-properties officeooo:rsid="0027a41a"/>
    </style:style>
    <style:style style:name="T9" style:family="text">
      <style:text-properties officeooo:rsid="002866e0"/>
    </style:style>
    <style:style style:name="T10" style:family="text">
      <style:text-properties officeooo:rsid="002c69da"/>
    </style:style>
    <style:style style:name="T11" style:family="text">
      <style:text-properties officeooo:rsid="002fd80e"/>
    </style:style>
    <style:style style:name="T12" style:family="text">
      <style:text-properties officeooo:rsid="00316b92"/>
    </style:style>
    <style:style style:name="T13" style:family="text">
      <style:text-properties officeooo:rsid="0032a051"/>
    </style:style>
    <style:style style:name="T14" style:family="text">
      <style:text-properties officeooo:rsid="00372fe4"/>
    </style:style>
    <style:style style:name="T15" style:family="text">
      <style:text-properties officeooo:rsid="003adf28"/>
    </style:style>
    <style:style style:name="T16" style:family="text">
      <style:text-properties officeooo:rsid="003c3d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It Looks Like You’re Writing a Parallel Loop”</text:span></text:p>
      <text:p text:style-name="P1">A Machine Learning Based Parallelization Assistant</text:p>
      <text:p text:style-name="P5"/>
      <text:p text:style-name="P15"><text:span text:style-name="T12">Title</text:span></text:p>
      <text:p text:style-name="P5"/>
      <text:p text:style-name="P5">Hello, thanks for the interest in my talk! <text:span text:style-name="T4">My name is Aleksandr Maramzin and I am a second year PhD student here (at The University of Edinburgh).</text:span></text:p>
      <text:p text:style-name="P4"/>
      <text:p text:style-name="P19">CArD talk </text:p>
      <text:p text:style-name="P3"><text:span text:style-name="T13">(</text:span>Today I am going to talk about the work we published in the <text:span text:style-name="T2">proceeding of AI-SEPS 2019 workshop. The abbreviation stands for “</text:span>AI-inspired and <text:span text:style-name="T5">e</text:span>mpirical methods for Software Engineering on Parallel Computing Systems”. <text:span text:style-name="T5">The goal of the workshop is to tackle the issues and challenges arising during various stages of the software engineering life cycle for parallel computing systems.) </text:span></text:p>
      <text:p text:style-name="P3"/>
      <text:p text:style-name="P14">In this project we propose a novel tool and methodology for assisting a programmer in the task of manual software parallelization. <text:span text:style-name="T3">Some of you might have used a well-known word processing software from a well-known company in the late 90s. If so, then you might remember it had a typing assistant. We partly drew the name of our project as an analogy to it - “It Looks Like You’re Writing a Parallel Loop” - A Machine Learning Based Parallelization Assistant.</text:span></text:p>
      <text:p text:style-name="P6"/>
      <text:p text:style-name="P16">Problem statement</text:p>
      <text:p text:style-name="P7"/>
      <text:p text:style-name="P7"><text:span text:style-name="T5">But before I move onto the actual details of how our assistant works, let me start with a very high level view of the problem. The problem grows as a combination of 4 factors, circumstances, which exist in the field. </text:span></text:p>
      <text:p text:style-name="P7"/>
      <text:p text:style-name="P7"><text:span text:style-name="T6">1) First, all modern hardware provides a range of facilities for parallel computations. That is true across the whole spectrum from embedded devices or high-end supercomputers. One can find multi and many cores, vector ISA extensions, networked systems and all the possible combinations of these.</text:span></text:p>
      <text:p text:style-name="P7"/>
      <text:p text:style-name="P8">2) Contrary to the abundance of parallel hardware there is a great deal of sequential software. Be it an old legacy software initially designed to run on the available at that time serial hardware or a modern program being developed by an application domain expert rather than performance engineer. If we want to fully exploit all the available hardware resources that software has to be parallelized and mapped onto the hardware.</text:p>
      <text:p text:style-name="P8"/>
      <text:p text:style-name="P8">3) This parallelization can either be done <text:span text:style-name="T7">automatically or manually. Both approaches have their advantages and disadvantages. Automatic approaches have to be correct at first and hence they are conservative and limited. They miss a lot of parallelization opportunities and do not extract all the potentially available performance.</text:span></text:p>
      <text:p text:style-name="P8"/>
      <text:p text:style-name="P9">4) Expertly done manual approaches come the closest to the best potentially achievable performance, but require of programmers a great deal of knowledge and skills.</text:p>
      <text:p text:style-name="P9"/>
      <text:p text:style-name="P9"><text:span text:style-name="T8">The assistant we propose is designed to alleviate the complex and challenging task of manual software parallelization.</text:span></text:p>
      <text:p text:style-name="P6"/>
      <text:p text:style-name="P10">We <text:span text:style-name="T9">conducted an experiment, which brightly illustrates the problem. We took NAS Parallel Benchmarks compiled them with different options and measured the running time of different benchmark versions. NAS benchmarks are designed for the evaluation of highly parallel </text:span><text:soft-page-break/><text:span text:style-name="T9">supercomputers and are highly parallel on the algorithmic level. Hence, one might expect a significant performance improvement coming with parallelization of the benchmarks. Indeed, manual parallelization done by benchmark developers shows 1.73x performance improvement. Automatic methods do not reach that performance level. Automatic vectorization brings only 1.10x, whereas automatic parallelization evel slows things down. The most striking slowdown can be seen for BT benchmark where it reaches 3 times.</text:span></text:p>
      <text:p text:style-name="P10"/>
      <text:p text:style-name="P11">The main message this picture brings is that the programmer is still playing the major role in the task of software parallelization and cannot be relieved of it if we are to achieve the best potential performance.</text:p>
      <text:p text:style-name="P11"/>
      <text:p text:style-name="P17"><text:span text:style-name="T14">How to use the assistant?</text:span></text:p>
      <text:p text:style-name="P13"/>
      <text:p text:style-name="P13">To understand how to use our assistant from a programmer’s perspective imagine that you are a programmer who wants to parallelize the given source code. <text:span text:style-name="T10">The main question is “Where Should I <text:s/>Start?” A programmer can start parallelization in the order loops appear in the source code. Or a programmer can use his intuition and pick the loops which look as the best potential parallelization candidates. The problem with this trial and error aproach is that it is blind. It might take a long time before we get to the best achievable performance of fully parallelized program.</text:span></text:p>
      <text:p text:style-name="P13"/>
      <text:p text:style-name="P13"><text:span text:style-name="T11">The other empirical method and probably the most widely used one is to get an application profile and order loops by their running time. Then we start with the longest running loop, examine if it is parallelizable and if so transform it. We continue to follow the ranking of loops and hopefully get the best achievable performance at the end. <text:s text:c="2"/></text:span></text:p>
      <text:p text:style-name="P12"/>
      <text:p text:style-name="P12"/>
      <text:p text:style-name="P18"><text:span text:style-name="T15">Proposed Solution: Software Parallelization Assistant</text:span></text:p>
      <text:p text:style-name="P18"/>
      <text:p text:style-name="P20"><text:span text:style-name="T16">Having introduced the main idea of our assistant at the high level, now I would like to dive into some technical details of how our asisstant works internally.</text:span></text:p>
      <text:p text:style-name="P20"/>
      <text:p text:style-name="P21">First, as I have previously mentioned our assistant is based on a machine learning model of loop parallelizability. Before we deploy the assistant we have to train it. We use NAS Parallel Benchmarks which consist of approximately 1400 loops to train the model. Some of the loops are preceeded with OpenMP pragmas. We use the latter as the right answers regarding loop parallelizability </text:p>
      <text:p text:style-name="P20"/>
      <text:p text:style-name="P20"><text:span text:style-name="T16"><text:s/></text:span></text:p>
      <text:p text:style-name="P20"/>
      <text:p text:style-name="P20">To understand how to use our assistant from a programmer’s perspective imagine that you are a programmer who wants to parallelize the given source code. <text:span text:style-name="T10">The main question is “Where Should I <text:s/>Start?” A programmer can start parallelization in the order loops appear in the source code. Or a programmer can use his intuition and pick the loops which look as the best potential parallelization candidates. The problem with this trial and error approach is that it is blind. It might take a long time before we get to the best achievable performance of fully parallelized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10:31:53.437343042</meta:creation-date>
    <meta:editing-duration>P4DT6H29M54S</meta:editing-duration>
    <meta:editing-cycles>5</meta:editing-cycles>
    <meta:generator>LibreOffice/6.1.4.2$Linux_X86_64 LibreOffice_project/10$Build-2</meta:generator>
    <dc:date>2019-10-15T13:14:16.383937064</dc:date>
    <meta:document-statistic meta:table-count="0" meta:image-count="0" meta:object-count="0" meta:page-count="2" meta:paragraph-count="24" meta:word-count="930" meta:character-count="5778" meta:non-whitespace-character-count="4861"/>
  </office:meta>
</office:document-meta>
</file>